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
      <text:p text:style-name="P71">## Technical Box</text:p>
      <text:p text:style-name="P72">1. <text:s text:c="1"/>Design Pattern - strategy</text:p>
      <text:p text:style-name="P73">2. <text:s text:c="1"/>Versioning - show the production version. SemVer, CalVer</text:p>
      <text:p text:style-name="P74">3. <text:s text:c="1"/>AutoUpdate application</text:p>
      <text:p text:style-name="P75">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2T21:48:54Z</meta:creation-date>
    <dc:date>2020-02-22T21:48:54Z</dc:date>
  </office:meta>
</office:document-meta>
</file>